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officeooo:paragraph-rsid="0013fea8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>
      <style:text-properties officeooo:paragraph-rsid="0013fea8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in" fo:margin-bottom="0in" style:contextual-spacing="false"/>
    </style:style>
    <style:style style:name="P15" style:family="paragraph" style:parent-style-name="Text_20_body" style:list-style-name="L7">
      <style:text-properties officeooo:paragraph-rsid="0013fea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><text:span text:style-name="Strong_20_Emphasis">Analisi Tecnica e Funzionale: Applicazione Frontend Laravel per la Generazione di Libri Amazon KDP</text:span></text:p>
      <text:p text:style-name="P1"/>
      <text:p text:style-name="P12"><text:span text:style-name="Strong_20_Emphasis"/></text:p>
      <text:p text:style-name="Text_20_body"><text:span text:style-name="Strong_20_Emphasis"/></text:p>
      <text:p text:style-name="Text_20_body"><text:span text:style-name="Strong_20_Emphasis">1. Introduzione</text:span></text:p>
      <text:p text:style-name="Text_20_body">Il progetto prevede lo sviluppo di un'applicazione <text:span text:style-name="Strong_20_Emphasis">frontend basata su Laravel</text:span>, la cui funzione principale è quella di servire da interfaccia utente per un servizio di <text:span text:style-name="Strong_20_Emphasis">generazione di libri destinati ad autori Amazon KDP</text:span>. Questa applicazione interagirà con un <text:span text:style-name="Strong_20_Emphasis">backend API implementato con FastAPI</text:span>, ospitato all'indirizzo <text:span text:style-name="Source_20_Text">https://api.vibesrl.com/</text:span>. La documentazione completa delle API è disponibile all'URL <text:span text:style-name="Source_20_Text">https://api.vibesrl.com/docs#/</text:span>.</text:p>
      <text:p text:style-name="Text_20_body"><text:span text:style-name="Strong_20_Emphasis">2. Flusso Utente Principale</text:span></text:p>
      <text:p text:style-name="Text_20_body">Il percorso dell'utente per la generazione di un libro segue una sequenza definita:</text:p>
      <text:list text:style-name="L1">
        <text:list-item>
          <text:p text:style-name="P3"><text:span text:style-name="Strong_20_Emphasis">Accesso Iniziale:</text:span> L'utente accede tramite una <text:span text:style-name="Strong_20_Emphasis">Landing Page</text:span>, che funge da punto di ingresso principale all'applicazione. Dalla pagina principale è anche possibile <text:span text:style-name="Strong_20_Emphasis">effettuare il login o registrarsi</text:span> direttamente tramite un elemento grafico (link o pulsante) posizionato nell'angolo in alto a destra. </text:p>
        </text:list-item>
        <text:list-item>
          <text:p text:style-name="P3"><text:span text:style-name="Strong_20_Emphasis">Selezione del Pacchetto:</text:span> Dalla Landing Page, l'utente viene indirizzato alla <text:span text:style-name="Strong_20_Emphasis">Pagina di Vendita ("Sell Page")</text:span>. Questa pagina presenta <text:span text:style-name="Strong_20_Emphasis">3 diversi pacchetti</text:span> per la generazione del libro, ciascuno caratterizzato da un <text:span text:style-name="Strong_20_Emphasis">prezzo differente</text:span>. L'utente seleziona il pacchetto desiderato. </text:p>
        </text:list-item>
        <text:list-item>
          <text:p text:style-name="P3"><text:span text:style-name="Strong_20_Emphasis">Inserimento Dati Libro:</text:span> Dopo la selezione del pacchetto, l'applicazione richiede all'utente di fornire i dati necessari per la creazione del libro attraverso un <text:span text:style-name="Strong_20_Emphasis">form di input</text:span>. I campi specifici richiesti sono: <text:span text:style-name="Source_20_Text">user_email</text:span>, <text:span text:style-name="Source_20_Text">author_name</text:span>, <text:span text:style-name="Source_20_Text">book_title</text:span>, <text:span text:style-name="Source_20_Text">book_description</text:span>, <text:span text:style-name="Source_20_Text">book_language</text:span>, <text:span text:style-name="Source_20_Text">min_chapters</text:span>, e <text:span text:style-name="Source_20_Text">min_words_per_chapter</text:span>. Tutti questi campi sono di tipo "string". </text:p>
        </text:list-item>
        <text:list-item>
          <text:p text:style-name="P3"><text:span text:style-name="Strong_20_Emphasis">Autenticazione Utente:</text:span> Successivamente all'inserimento dei dati, l'utente è <text:span text:style-name="Strong_20_Emphasis">obbligato ad autenticarsi o a creare un nuovo account</text:span>. Questo processo di autenticazione/registrazione deve avvenire <text:span text:style-name="Strong_20_Emphasis">utilizzando Google</text:span>. </text:p>
        </text:list-item>
        <text:list-item>
          <text:p text:style-name="P3"><text:span text:style-name="Strong_20_Emphasis">Gestione Pagamento:</text:span> Dopo un'autenticazione riuscita, viene richiesto un <text:span text:style-name="Strong_20_Emphasis">pagamento tramite Stripe</text:span>. L'applicazione deve gestire il processo di pagamento, che deve avere <text:span text:style-name="Strong_20_Emphasis">esito positivo</text:span> affinché il flusso possa proseguire. Sebbene le fonti non descrivano una pagina "Pagamento" separata, il processo implicherà un'interazione con l'interfaccia di pagamento di Stripe. </text:p>
        </text:list-item>
        <text:list-item>
          <text:p text:style-name="P2"><text:span text:style-name="Strong_20_Emphasis">Scheduling del Libro:</text:span> Una volta che il pagamento Stripe è stato completato con successo, il frontend effettua una chiamata <text:span text:style-name="Strong_20_Emphasis">POST</text:span> all'API <text:span text:style-name="Strong_20_Emphasis"><text:span text:style-name="Source_20_Text">/schedule_book</text:span></text:span> (descritta come "Schedule Book"). Questa chiamata comunica al backend di avviare il processo di generazione del libro con i dati forniti. </text:p>
        </text:list-item>
        <text:list-item>
          <text:p text:style-name="P2"/>
        </text:list-item>
      </text:list>
      <text:p text:style-name="Text_20_body"><text:soft-page-break/><text:span text:style-name="Strong_20_Emphasis">3. Funzionalità della Dashboard Utente</text:span></text:p>
      <text:p text:style-name="Text_20_body">Dopo aver effettuato il login, l'utente può accedere alla propria <text:span text:style-name="Strong_20_Emphasis">Dashboard Utente</text:span>. Questa sezione fornisce accesso a funzionalità relative ai libri acquistati:</text:p>
      <text:list text:style-name="L2">
        <text:list-item>
          <text:p text:style-name="P5"><text:span text:style-name="Strong_20_Emphasis">Visualizzazione Libri Acquistati:</text:span> La dashboard include una sezione con una <text:span text:style-name="Strong_20_Emphasis">tabella</text:span> che elenca i <text:span text:style-name="Strong_20_Emphasis">libri precedentemente acquistati</text:span>. I dati per popolare questa tabella vengono recuperati tramite una chiamata <text:span text:style-name="Strong_20_Emphasis">GET</text:span> all'API <text:span text:style-name="Strong_20_Emphasis"><text:span text:style-name="Source_20_Text">/user_books</text:span></text:span> (o <text:span text:style-name="Source_20_Text">/user_book/{user_id}</text:span> secondo una fonte), descritta come "Get User Books". </text:p>
        </text:list-item>
        <text:list-item>
          <text:p text:style-name="P5"><text:span text:style-name="Strong_20_Emphasis">Dettagli Libro:</text:span> Selezionando una singola riga nella tabella dei libri, l'utente può visualizzare i <text:span text:style-name="Strong_20_Emphasis">dettagli di un libro specifico</text:span>. Questo avviene tramite una chiamata <text:span text:style-name="Strong_20_Emphasis">GET</text:span> all'API <text:span text:style-name="Strong_20_Emphasis"><text:span text:style-name="Source_20_Text">/book/{book_id}</text:span></text:span> (descritta come "Get Book Details"). La visualizzazione avviene probabilmente in una sorta di popup. </text:p>
        </text:list-item>
        <text:list-item>
          <text:p text:style-name="P4"><text:span text:style-name="Strong_20_Emphasis">Download Libro:</text:span> Da una piccola icona di download presente nella riga della tabella, l'utente può <text:span text:style-name="Strong_20_Emphasis">scaricare l'intero libro</text:span>. Questa funzionalità è realizzata tramite una chiamata <text:span text:style-name="Strong_20_Emphasis">GET</text:span> all'API <text:span text:style-name="Strong_20_Emphasis"><text:span text:style-name="Source_20_Text">/download/{book_id}</text:span></text:span> (descritta come "Download Book"). </text:p>
        </text:list-item>
      </text:list>
      <text:p text:style-name="Text_20_body"><text:span text:style-name="Strong_20_Emphasis">4. Dettagli Tecnici API e Autenticazione</text:span></text:p>
      <text:list text:style-name="L3">
        <text:list-item>
          <text:p text:style-name="P7"><text:span text:style-name="Strong_20_Emphasis">API Base URL:</text:span> <text:span text:style-name="Source_20_Text">https://api.vibesrl.com/</text:span>. </text:p>
        </text:list-item>
        <text:list-item>
          <text:p text:style-name="P7"><text:span text:style-name="Strong_20_Emphasis">Documentazione API (Swagger UI):</text:span> <text:span text:style-name="Source_20_Text">https://api.vibesrl.com/docs#/</text:span>. </text:p>
        </text:list-item>
        <text:list-item>
          <text:p text:style-name="P7"><text:span text:style-name="Strong_20_Emphasis">Autenticazione API:</text:span> Le chiamate alle API del backend devono essere autenticate. A tal fine, viene fornito un <text:span text:style-name="Strong_20_Emphasis">JWT (JSON Web Token)</text:span>. </text:p>
        </text:list-item>
        <text:list-item>
          <text:p text:style-name="P6"><text:span text:style-name="Strong_20_Emphasis">Token JWT:</text:span> Il token fornito è <text:span text:style-name="Source_20_Text">eyJhbGciOiJIUzI1NiIsInR5cCI6IkpXVCJ9.eyJpYXQiOjE3NDcyMTY1MDh9.XprCljDk9B-y3xZVBC_qofJmZTN1iySOAoudkG_NvgY</text:span>. </text:p>
        </text:list-item>
      </text:list>
      <text:p text:style-name="Text_20_body"><text:span text:style-name="Strong_20_Emphasis">API Key Endpoints Rilevanti (basate sulle fonti):</text:span></text:p>
      <text:list text:style-name="L4">
        <text:list-item>
          <text:p text:style-name="P9"><text:span text:style-name="Source_20_Text">POST /schedule_book</text:span>: Schedule Book (utilizzato dopo il pagamento per avviare la generazione) </text:p>
        </text:list-item>
        <text:list-item>
          <text:p text:style-name="P9"><text:span text:style-name="Source_20_Text">GET /user_books</text:span>: Get User Books (utilizzato per popolare la tabella nella dashboard) </text:p>
        </text:list-item>
        <text:list-item>
          <text:p text:style-name="P9"><text:span text:style-name="Source_20_Text">GET /book/{book_id}</text:span>: Get Book Details (utilizzato per visualizzare i dettagli di un singolo libro) </text:p>
        </text:list-item>
        <text:list-item>
          <text:p text:style-name="P9"><text:span text:style-name="Source_20_Text">GET /download/{book_id}</text:span>: Download Book (utilizzato per scaricare il libro) </text:p>
        </text:list-item>
        <text:list-item>
          <text:p text:style-name="P8"><text:span text:style-name="Emphasis">(Nota: Una fonte menziona </text:span><text:span text:style-name="Emphasis"><text:span text:style-name="Source_20_Text">/user_book/{user_id}</text:span></text:span><text:span text:style-name="Emphasis">, mentre la documentazione API listata presenta </text:span><text:span text:style-name="Emphasis"><text:span text:style-name="Source_20_Text">/user_books</text:span></text:span><text:span text:style-name="Emphasis"> per ottenere i libri utente. Si utilizzerà l'endpoint presente nella documentazione API primaria.)</text:span> </text:p>
        </text:list-item>
      </text:list>
      <text:p text:style-name="Text_20_body"><text:span text:style-name="Strong_20_Emphasis">5. Pagine Frontend Necessarie</text:span></text:p>
      <text:p text:style-name="Text_20_body">Basandoci esclusivamente sulle funzionalità e i flussi descritti nelle fonti e nella nostra analisi, le pagine (o sezioni principali) cruciali richieste per l'applicazione frontend Laravel sono:</text:p>
      <text:list text:style-name="L5">
        <text:list-item>
          <text:p text:style-name="P11"><text:span text:style-name="Strong_20_Emphasis">Landing Page</text:span> </text:p>
        </text:list-item>
        <text:list-item>
          <text:p text:style-name="P11"><text:span text:style-name="Strong_20_Emphasis">Pagina di Vendita / Acquisto (Sell Page)</text:span> </text:p>
        </text:list-item>
        <text:list-item>
          <text:p text:style-name="P11"><text:span text:style-name="Strong_20_Emphasis">Pagina/Form di Inserimento Dati</text:span> (Integrato nel flusso post-selezione pacchetto) </text:p>
        </text:list-item>
        <text:list-item>
          <text:p text:style-name="P11"><text:span text:style-name="Strong_20_Emphasis">Pagina/Interfaccia di Autenticazione/Registrazione (con Google)</text:span> </text:p>
        </text:list-item>
        <text:list-item>
          <text:p text:style-name="P11"><text:span text:style-name="Strong_20_Emphasis">Interfaccia di Pagamento (Stripe)</text:span> (Integrata nel flusso post-autenticazione) </text:p>
        </text:list-item>
        <text:list-item>
          <text:p text:style-name="P10"><text:span text:style-name="Strong_20_Emphasis">Dashboard Utente (con tabella libri, dettagli e download)</text:span> </text:p>
        </text:list-item>
      </text:list>
      <text:p text:style-name="Text_20_body"><text:soft-page-break/>Le fonti fornite <text:span text:style-name="Strong_20_Emphasis">non menzionano esplicitamente</text:span> la necessità di includere pagine standard come "Termini e Condizioni", "Cookie Policy" o "Privacy Policy". Sebbene queste pagine siano fondamentali per la conformità legale in un servizio che gestisce dati personali, autenticazione e pagamenti, la loro inclusione non deriva dai requisiti specificati nel materiale analizzato.</text:p>
      <text:p text:style-name="Horizontal_20_Line"><text:span text:style-name="Strong_20_Emphasis"/></text:p>
      <text:p text:style-name="Text_20_body">Ecco le pagine definite dalle fonti e quelle aggiuntive da te richieste:</text:p>
      <text:list text:style-name="L6">
        <text:list-item>
          <text:p text:style-name="P13"><text:span text:style-name="Strong_20_Emphasis">Landing Page:</text:span></text:p>
          <text:list>
            <text:list-item>
              <text:p text:style-name="P14">Come menzionato nella precedente analisi e in Source, questa è la <text:span text:style-name="Strong_20_Emphasis">pagina di ingresso</text:span> principale dell'applicazione. </text:p>
            </text:list-item>
            <text:list-item>
              <text:p text:style-name="P14">Dalla landing page, l'utente può accedere alla <text:span text:style-name="Strong_20_Emphasis">pagina di vendita</text:span> dei pacchetti. </text:p>
            </text:list-item>
            <text:list-item>
              <text:p text:style-name="P14">Dalla pagina principale (che si presume essere la landing page), l'utente può anche <text:span text:style-name="Strong_20_Emphasis">effettuare il login o registrarsi</text:span> tramite un link o pulsante nell'angolo in alto a destra. </text:p>
            </text:list-item>
          </text:list>
        </text:list-item>
        <text:list-item>
          <text:p text:style-name="P13"><text:span text:style-name="Strong_20_Emphasis">Pagina di Vendita / Acquisto ("Sell Page"):</text:span></text:p>
          <text:list>
            <text:list-item>
              <text:p text:style-name="P14">Questa pagina è esplicitamente richiesta in Source e definita nella nostra analisi precedente come la "sell page". </text:p>
            </text:list-item>
            <text:list-item>
              <text:p text:style-name="P14">Il suo scopo è presentare <text:span text:style-name="Strong_20_Emphasis">3 diversi pacchetti</text:span> per la generazione del libro, ciascuno con un <text:span text:style-name="Strong_20_Emphasis">prezzo differente</text:span>. </text:p>
            </text:list-item>
            <text:list-item>
              <text:p text:style-name="P14">È qui che l'utente sceglie il pacchetto che intende acquistare. </text:p>
            </text:list-item>
          </text:list>
        </text:list-item>
        <text:list-item>
          <text:p text:style-name="P13"><text:span text:style-name="Strong_20_Emphasis">Pagina/Form di Inserimento Dati:</text:span></text:p>
          <text:list>
            <text:list-item>
              <text:p text:style-name="P14">Una volta scelto un pacchetto nella pagina di vendita, l'applicazione deve richiedere all'utente di fornire i dati necessari per la creazione del libro. </text:p>
            </text:list-item>
            <text:list-item>
              <text:p text:style-name="P14">Questo avverrà tramite un <text:span text:style-name="Strong_20_Emphasis">form di input</text:span>, che richiede i seguenti campi: <text:span text:style-name="Source_20_Text">user_email</text:span>, <text:span text:style-name="Source_20_Text">author_name</text:span>, <text:span text:style-name="Source_20_Text">book_title</text:span>, <text:span text:style-name="Source_20_Text">book_description</text:span>, <text:span text:style-name="Source_20_Text">book_language</text:span>, <text:span text:style-name="Source_20_Text">min_chapters</text:span>, <text:span text:style-name="Source_20_Text">min_words_per_chapter</text:span>. </text:p>
            </text:list-item>
          </text:list>
        </text:list-item>
        <text:list-item>
          <text:p text:style-name="P13"><text:span text:style-name="Strong_20_Emphasis">Pagina di Autenticazione / Registrazione:</text:span></text:p>
          <text:list>
            <text:list-item>
              <text:p text:style-name="P14">Dopo aver inserito i dati nel form, l'utente è obbligato ad <text:span text:style-name="Strong_20_Emphasis">autenticarsi o creare un account</text:span>. </text:p>
            </text:list-item>
            <text:list-item>
              <text:p text:style-name="P14">Questo processo deve avvenire utilizzando <text:span text:style-name="Strong_20_Emphasis">Google</text:span>. </text:p>
            </text:list-item>
            <text:list-item>
              <text:p text:style-name="P14">Come accennato per la Landing Page, è anche possibile accedere al login/registrazione direttamente dalla pagina principale. </text:p>
            </text:list-item>
          </text:list>
        </text:list-item>
        <text:list-item>
          <text:p text:style-name="P13"><text:span text:style-name="Strong_20_Emphasis">Pagina di Pagamento:</text:span></text:p>
          <text:list>
            <text:list-item>
              <text:p text:style-name="P14">Dopo l'autenticazione, è richiesto un <text:span text:style-name="Strong_20_Emphasis">pagamento tramite Stripe</text:span>. </text:p>
            </text:list-item>
            <text:list-item>
              <text:p text:style-name="P14">Sebbene le fonti non descrivano esplicitamente una "pagina" dedicata al pagamento, il flusso implica che l'utente venga indirizzato a un'interfaccia (fornita da Stripe o integrata nell'app) per completare la transazione. Il pagamento deve avere <text:span text:style-name="Strong_20_Emphasis">successo</text:span> per procedere. </text:p>
            </text:list-item>
          </text:list>
        </text:list-item>
        <text:list-item>
          <text:p text:style-name="P13"><text:span text:style-name="Strong_20_Emphasis">Dashboard Utente (Dashboard download libri):</text:span></text:p>
          <text:list>
            <text:list-item>
              <text:p text:style-name="P14">Una volta effettuato il login, l'utente può accedere alla sua dashboard. </text:p>
            </text:list-item>
            <text:list-item>
              <text:p text:style-name="P14">La dashboard contiene una sezione con una <text:span text:style-name="Strong_20_Emphasis">tabella</text:span> che mostra i <text:span text:style-name="Strong_20_Emphasis">libri acquistati</text:span> in precedenza. Questa tabella viene popolata utilizzando l'API <text:span text:style-name="Source_20_Text">/user_books</text:span>. </text:p>
            </text:list-item>
            <text:list-item>
              <text:p text:style-name="P14"><text:soft-page-break/>Da ciascuna riga della tabella, l'utente può visualizzare i <text:span text:style-name="Strong_20_Emphasis">dettagli di un singolo libro</text:span> (probabilmente in un popup, usando l'API <text:span text:style-name="Source_20_Text">/book/{book_id}</text:span>), e <text:span text:style-name="Strong_20_Emphasis">scaricare l'intero libro</text:span> tramite un'icona, chiamando l'API <text:span text:style-name="Source_20_Text">/download/{book_id}</text:span>. La tua denominazione "Dashboard download libri" si focalizza giustamente su una delle funzionalità chiave di questa sezione. </text:p>
            </text:list-item>
          </text:list>
        </text:list-item>
        <text:list-item>
          <text:p text:style-name="P13"><text:span text:style-name="Strong_20_Emphasis">Pagine Legali (Termini e Condizioni, Cookie Policy, Privacy Policy):</text:span></text:p>
          <text:list>
            <text:list-item>
              <text:p text:style-name="P14">Le fonti fornite <text:span text:style-name="Strong_20_Emphasis">non menzionano esplicitamente</text:span> la necessità di includere pagine per "Termini e Condizioni", "Cookie Policy" o "Privacy Policy". </text:p>
            </text:list-item>
          </text:list>
        </text:list-item>
      </text:list>
      <text:list text:style-name="L7">
        <text:list-item>
          <text:list>
            <text:list-item>
              <text:p text:style-name="P15">Sebbene queste pagine siano standard e cruciali per la conformità legale e la trasparenza in qualsiasi applicazione web che gestisce dati utente, autenticazione (via Google) e pagamenti (via Stripe), le istruzioni ricevute non le includono tra i requisiti specificati per l'applicazione basati <text:span text:style-name="Emphasis">sulle fonti</text:span>. <text:line-break/></text:p>
            </text:list-item>
          </text:list>
        </text:list-item>
      </text:list>
      <text:p text:style-name="Text_20_body">In sintesi, le pagine cruciali <text:span text:style-name="Emphasis">basate sulle fonti</text:span> sono la Landing Page, la Pagina di Vendita/Acquisto, il Form di Inserimento Dati, la Pagina di Autenticazione/Registrazione (potenzialmente integrate con Google), l'interfaccia di Pagamento (Stripe) e la Dashboard Utente con la tabella dei libri e le funzionalità di dettaglio/download. Le pagine legali da te menzionate sono generalmente necessarie per un servizio di questo tipo, ma non sono specificate nei requisiti desunti dalle fonti.</text:p>
      <text:p text:style-name="P12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0:30:56.582385887</meta:creation-date>
    <dc:date>2025-05-23T10:33:39.401407788</dc:date>
    <meta:editing-duration>PT2M45S</meta:editing-duration>
    <meta:editing-cycles>1</meta:editing-cycles>
    <meta:document-statistic meta:table-count="0" meta:image-count="0" meta:object-count="0" meta:page-count="4" meta:paragraph-count="64" meta:word-count="1249" meta:character-count="8958" meta:non-whitespace-character-count="7779"/>
    <meta:generator>LibreOffice/24.2.7.2$Linux_X86_64 LibreOffice_project/420$Build-2</meta:generator>
  </office:meta>
</office:document-meta>
</file>